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 fo:border="0.002cm solid #000000"/>
      <style:text-properties fo:color="#000000"/>
    </style:style>
    <style:style style:name="ce6" style:family="table-cell" style:parent-style-name="Default">
      <style:table-cell-properties fo:background-color="#00ffff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2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u MLP avec Haarcascad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office:value-type="string">
            <text:p>AN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e l'arbre de décision avec Haarcascad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office:value-type="string">
            <text:p>AN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I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HA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S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U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e l'arbre de décision, nouveau corpus, haarcascade et seuil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office:value-type="string">
            <text:p>AN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FE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H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U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u MLP, nouveau corpus, haarcascade et seuil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office:value-type="string">
            <text:p>AN</text:p>
          </table:table-cell>
          <table:table-cell table:style-name="ce5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I</text:p>
          </table:table-cell>
          <table:table-cell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H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U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" office:value-type="float" office:value="18">
            <text:p>18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5">25/04/2011</text:date>, <text:time>13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Lupinski</meta:initial-creator>
    <meta:creation-date>2011-04-23T14:59:28</meta:creation-date>
    <dc:date>2011-04-25T13:11:02</dc:date>
    <dc:creator>Nicolas Lupinski</dc:creator>
    <meta:editing-duration>PT00H17M02S</meta:editing-duration>
    <meta:editing-cycles>2</meta:editing-cycles>
    <meta:generator>OpenOffice.org/3.2$Linux OpenOffice.org_project/320m19$Build-9505</meta:generator>
    <meta:document-statistic meta:table-count="3" meta:cell-count="264" meta:object-count="0"/>
  </office:meta>
</office:document-meta>
</file>